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180000032D5AD4976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Berylium1" svg:font-family="Berylium"/>
    <style:font-face style:name="Calibri1" svg:font-family="Calibri"/>
    <style:font-face style:name="Arial Narrow" svg:font-family="'Arial Narrow'" style:font-pitch="variable"/>
    <style:font-face style:name="Berylium" svg:font-family="Berylium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6cm" fo:padding-top="0.102cm" fo:padding-bottom="0.102cm" fo:padding-left="0.102cm" fo:padding-right="0.102cm"/>
    </style:style>
    <style:style style:name="gr2" style:family="graphic" style:parent-style-name="standard">
      <style:graphic-properties draw:stroke="none" draw:fill="none" fo:min-height="0.314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none" draw:textarea-vertical-align="middle" fo:min-height="0.654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none" fo:min-height="0.563cm" fo:padding-top="0.102cm" fo:padding-bottom="0.102cm" fo:padding-left="0.102cm" fo:padding-right="0.102cm"/>
    </style:style>
    <style:style style:name="gr5" style:family="graphic" style:parent-style-name="standard">
      <style:graphic-properties draw:stroke="none" draw:fill="none" fo:min-height="2.495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7" style:family="graphic" style:parent-style-name="standard">
      <style:graphic-properties draw:stroke="solid" svg:stroke-width="0.018cm" svg:stroke-color="#000000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621cm" fo:padding-top="0.102cm" fo:padding-bottom="0.102cm" fo:padding-left="0.102cm" fo:padding-right="0.102cm"/>
    </style:style>
    <style:style style:name="gr9" style:family="graphic" style:parent-style-name="standard">
      <style:graphic-properties draw:stroke="none" draw:fill="none" fo:min-height="0.446cm" fo:padding-top="0.102cm" fo:padding-bottom="0.102cm" fo:padding-left="0.102cm" fo:padding-right="0.102cm"/>
    </style:style>
    <style:style style:name="gr10" style:family="graphic" style:parent-style-name="standard">
      <style:graphic-properties draw:stroke="none" draw:fill="none" fo:min-height="0.779cm" fo:padding-top="0.102cm" fo:padding-bottom="0.102cm" fo:padding-left="0.102cm" fo:padding-right="0.102cm"/>
    </style:style>
    <style:style style:name="gr11" style:family="graphic" style:parent-style-name="standard">
      <style:graphic-properties draw:stroke="none" draw:fill="none" fo:min-height="0.387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none" fo:min-height="0.275cm" fo:padding-top="0.102cm" fo:padding-bottom="0.102cm" fo:padding-left="0.102cm" fo:padding-right="0.102cm"/>
    </style:style>
    <style:style style:name="gr13" style:family="graphic" style:parent-style-name="standard">
      <style:graphic-properties draw:stroke="none" draw:fill="none" fo:min-height="0.588cm" fo:padding-top="0.102cm" fo:padding-bottom="0.102cm" fo:padding-left="0.102cm" fo:padding-right="0.102cm"/>
    </style:style>
    <style:style style:name="gr14" style:family="graphic" style:parent-style-name="standard">
      <style:graphic-properties draw:stroke="none" draw:fill="none" fo:min-height="0.391cm" fo:padding-top="0.102cm" fo:padding-bottom="0.102cm" fo:padding-left="0.102cm" fo:padding-right="0.102cm"/>
    </style:style>
    <style:style style:name="gr15" style:family="graphic" style:parent-style-name="standard">
      <style:graphic-properties draw:stroke="solid" svg:stroke-width="0.009cm" svg:stroke-color="#000000" draw:fill="none" fo:padding-top="0.129cm" fo:padding-bottom="0.129cm" fo:padding-left="0.254cm" fo:padding-right="0.254cm"/>
    </style:style>
    <style:style style:name="gr16" style:family="graphic" style:parent-style-name="standard">
      <style:graphic-properties draw:stroke="none" draw:fill="none" fo:min-height="0.222cm" fo:padding-top="0.102cm" fo:padding-bottom="0.102cm" fo:padding-left="0.102cm" fo:padding-right="0.102cm"/>
    </style:style>
    <style:style style:name="gr1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25%" fo:text-align="center"/>
    </style:style>
    <style:style style:name="T1" style:family="text">
      <style:text-properties fo:color="#000000" style:font-name="Berylium1" fo:font-size="10pt" style:font-name-asian="Berylium1" style:font-size-asian="10pt" style:font-name-complex="Berylium1" style:font-size-complex="10pt"/>
    </style:style>
    <style:style style:name="T2" style:family="text">
      <style:text-properties fo:color="#000000" style:font-name="Berylium1" fo:font-size="14pt" style:font-name-asian="Berylium1" style:font-size-asian="14pt" style:font-name-complex="Berylium1" style:font-size-complex="14pt"/>
    </style:style>
    <style:style style:name="T3" style:family="text">
      <style:text-properties fo:color="#000000" style:font-name="Berylium1" fo:font-size="16pt" style:font-name-asian="Berylium1" style:font-size-asian="16pt" style:font-name-complex="Berylium1" style:font-size-complex="16pt"/>
    </style:style>
    <style:style style:name="T4" style:family="text">
      <style:text-properties fo:color="#000000" style:font-name="Berylium1" fo:font-size="9pt" style:font-name-asian="Berylium1" style:font-size-asian="9pt" style:font-name-complex="Berylium1" style:font-size-complex="9pt"/>
    </style:style>
    <style:style style:name="T5" style:family="text">
      <style:text-properties fo:color="#000000" style:font-name="Arial Narrow1" fo:font-size="10pt" style:font-name-asian="Arial Narrow1" style:font-size-asian="10pt" style:font-name-complex="Arial Narrow1" style:font-size-complex="10pt"/>
    </style:style>
    <style:style style:name="T6" style:family="text">
      <style:text-properties fo:color="#000000" style:font-name="Berylium1" fo:font-size="8pt" style:font-name-asian="Berylium1" style:font-size-asian="8pt" style:font-name-complex="Berylium1" style:font-size-complex="8pt"/>
    </style:style>
    <style:style style:name="T7" style:family="text">
      <style:text-properties fo:color="#000000" style:font-name="Berylium1" fo:font-size="10pt" style:text-underline-style="solid" style:text-underline-width="auto" style:text-underline-color="font-color" style:font-name-asian="Berylium1" style:font-size-asian="10pt" style:font-name-complex="Berylium1" style:font-size-complex="10pt"/>
    </style:style>
    <style:style style:name="T8" style:family="text">
      <style:text-properties fo:color="#000000" style:font-name="Berylium1" fo:font-size="10pt" fo:font-weight="bold" style:font-name-asian="Berylium1" style:font-size-asian="10pt" style:font-weight-asian="bold" style:font-name-complex="Berylium1" style:font-size-complex="10pt" style:font-weight-complex="bold"/>
    </style:style>
    <style:style style:name="T9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10" style:family="text">
      <style:text-properties fo:color="#000000" style:font-name="Berylium1" fo:font-size="12pt" style:font-name-asian="Berylium1" style:font-size-asian="12pt" style:font-name-complex="Berylium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7.338cm" svg:height="1.027cm" svg:x="8.224cm" svg:y="8.647cm">
            <draw:text-box>
              <text:p text:style-name="P1"><text:span text:style-name="T1">Community Codex Adaptive Role-Playing System </text:span></text:p>
            </draw:text-box>
          </draw:frame>
          <draw:frame draw:style-name="gr2" draw:layer="layout" svg:width="0.912cm" svg:height="1.027cm" svg:x="19.899cm" svg:y="8.693cm">
            <draw:text-box>
              <text:p text:style-name="P2"><text:span text:style-name="T1">0.9.2 </text:span></text:p>
            </draw:text-box>
          </draw:frame>
          <draw:g>
            <draw:frame draw:style-name="gr3" draw:layer="layout" svg:width="3.727cm" svg:height="0.858cm" svg:x="17.083cm" svg:y="2.707cm">
              <draw:text-box>
                <text:p text:style-name="P1"><text:span text:style-name="T2">Resistance </text:span></text:p>
              </draw:text-box>
            </draw:frame>
          </draw:g>
          <draw:g>
            <draw:frame draw:style-name="gr4" draw:layer="layout" svg:width="2.434cm" svg:height="1.509cm" svg:x="0.645cm" svg:y="0.635cm">
              <draw:text-box>
                <text:p text:style-name="P2"><text:span text:style-name="T3">CCARPS</text:span><text:span text:style-name="T4"> </text:span></text:p>
              </draw:text-box>
            </draw:frame>
            <draw:frame draw:style-name="gr5" draw:layer="layout" svg:width="18.018cm" svg:height="2.699cm" svg:x="2.946cm" svg:y="0.688cm">
              <draw:text-box>
                <text:p text:style-name="P2"><text:span text:style-name="T1">Player Name: </text:span><text:span text:style-name="T5">_____________________________</text:span><text:span text:style-name="T1"> Character Name: </text:span><text:span text:style-name="T5">_____________________________</text:span><text:span text:style-name="T1"> Points: </text:span><text:span text:style-name="T5">________________ </text:span></text:p>
                <text:p text:style-name="P2"><text:span text:style-name="T1">Age:</text:span><text:span text:style-name="T5">_____</text:span><text:span text:style-name="T1"> Height:</text:span><text:span text:style-name="T5">_____</text:span><text:span text:style-name="T1"> Weight:</text:span><text:span text:style-name="T5">_____</text:span><text:span text:style-name="T1"> Race</text:span><text:span text:style-name="T5">:_________________</text:span><text:span text:style-name="T1"> Tech. Level:</text:span><text:span text:style-name="T5">_____</text:span><text:span text:style-name="T1"> Description</text:span><text:span text:style-name="T5">:__________________________ </text:span></text:p>
                <text:p text:style-name="P2"><text:span text:style-name="T5">______________________________________________________________________________________________________________ </text:span></text:p>
                <text:p text:style-name="P2"><text:span text:style-name="T5">______________________________________________________________________________________________________________ </text:span></text:p>
              </draw:text-box>
            </draw:frame>
            <draw:polygon draw:style-name="gr6" draw:layer="layout" svg:width="1.816cm" svg:height="1.862cm" svg:x="0.904cm" svg:y="1.327cm" svg:viewBox="0 0 1817 1863" draw:points="0,0 1817,0 1817,1863 0,1863">
              <text:p/>
            </draw:polygon>
          </draw:g>
          <draw:g>
            <draw:polygon draw:style-name="gr7" draw:layer="layout" svg:width="0.953cm" svg:height="0.824cm" svg:x="0.818cm" svg:y="3.537cm" svg:viewBox="0 0 954 825" draw:points="239,0 716,0 954,413 716,825 239,825 0,413">
              <text:p/>
            </draw:polygon>
            <draw:polygon draw:style-name="gr7" draw:layer="layout" svg:width="0.953cm" svg:height="0.824cm" svg:x="0.818cm" svg:y="4.579cm" svg:viewBox="0 0 954 825" draw:points="239,0 716,0 954,413 716,825 239,825 0,413">
              <text:p/>
            </draw:polygon>
            <draw:frame draw:style-name="gr8" draw:layer="layout" svg:width="0.639cm" svg:height="1.365cm" svg:x="2.886cm" svg:y="7.657cm">
              <draw:text-box>
                <text:p text:style-name="P2"><text:span text:style-name="T2">W </text:span></text:p>
              </draw:text-box>
            </draw:frame>
            <draw:frame draw:style-name="gr9" draw:layer="layout" svg:width="5.107cm" svg:height="0.65cm" svg:x="0.818cm" svg:y="3.078cm">
              <draw:text-box>
                <text:p text:style-name="P2"><text:span text:style-name="T6">Acc. Pts. Mod. </text:span></text:p>
              </draw:text-box>
            </draw:frame>
            <draw:polygon draw:style-name="gr7" draw:layer="layout" svg:width="0.889cm" svg:height="0.898cm" svg:x="1.997cm" svg:y="3.529cm" svg:viewBox="0 0 890 899" draw:points="0,0 890,0 890,899 0,899">
              <text:p/>
            </draw:polygon>
            <draw:polygon draw:style-name="gr7" draw:layer="layout" svg:width="0.889cm" svg:height="0.898cm" svg:x="1.997cm" svg:y="5.566cm" svg:viewBox="0 0 890 899" draw:points="0,0 890,0 890,899 0,899">
              <text:p/>
            </draw:polygon>
            <draw:polygon draw:style-name="gr7" draw:layer="layout" svg:width="0.889cm" svg:height="0.898cm" svg:x="1.997cm" svg:y="4.547cm" svg:viewBox="0 0 890 899" draw:points="0,0 890,0 890,899 0,899">
              <text:p/>
            </draw:polygon>
            <draw:polygon draw:style-name="gr7" draw:layer="layout" svg:width="0.889cm" svg:height="0.898cm" svg:x="1.997cm" svg:y="6.584cm" svg:viewBox="0 0 890 899" draw:points="0,0 890,0 890,899 0,899">
              <text:p/>
            </draw:polygon>
            <draw:polygon draw:style-name="gr7" draw:layer="layout" svg:width="0.889cm" svg:height="0.898cm" svg:x="1.997cm" svg:y="7.603cm" svg:viewBox="0 0 890 899" draw:points="0,0 890,0 890,899 0,899">
              <text:p/>
            </draw:polygon>
            <draw:polygon draw:style-name="gr7" draw:layer="layout" svg:width="0.889cm" svg:height="0.898cm" svg:x="4.986cm" svg:y="3.522cm" svg:viewBox="0 0 890 899" draw:points="0,0 890,0 890,899 0,899">
              <text:p/>
            </draw:polygon>
            <draw:polygon draw:style-name="gr7" draw:layer="layout" svg:width="0.889cm" svg:height="0.898cm" svg:x="4.986cm" svg:y="5.56cm" svg:viewBox="0 0 890 899" draw:points="0,0 890,0 890,899 0,899">
              <text:p/>
            </draw:polygon>
            <draw:polygon draw:style-name="gr7" draw:layer="layout" svg:width="0.889cm" svg:height="0.898cm" svg:x="4.986cm" svg:y="4.541cm" svg:viewBox="0 0 890 899" draw:points="0,0 890,0 890,899 0,899">
              <text:p/>
            </draw:polygon>
            <draw:polygon draw:style-name="gr7" draw:layer="layout" svg:width="0.889cm" svg:height="0.898cm" svg:x="4.986cm" svg:y="6.578cm" svg:viewBox="0 0 890 899" draw:points="0,0 890,0 890,899 0,899">
              <text:p/>
            </draw:polygon>
            <draw:polygon draw:style-name="gr7" draw:layer="layout" svg:width="0.889cm" svg:height="0.898cm" svg:x="4.986cm" svg:y="7.596cm" svg:viewBox="0 0 890 899" draw:points="0,0 890,0 890,899 0,899">
              <text:p/>
            </draw:polygon>
            <draw:frame draw:style-name="gr8" draw:layer="layout" svg:width="0.639cm" svg:height="0.825cm" svg:x="2.886cm" svg:y="3.602cm">
              <draw:text-box>
                <text:p text:style-name="P2"><text:span text:style-name="T2">S </text:span></text:p>
              </draw:text-box>
            </draw:frame>
            <draw:frame draw:style-name="gr8" draw:layer="layout" svg:width="0.639cm" svg:height="0.825cm" svg:x="2.886cm" svg:y="4.563cm">
              <draw:text-box>
                <text:p text:style-name="P2"><text:span text:style-name="T2">D </text:span></text:p>
              </draw:text-box>
            </draw:frame>
            <draw:frame draw:style-name="gr8" draw:layer="layout" svg:width="0.639cm" svg:height="0.825cm" svg:x="2.886cm" svg:y="5.593cm">
              <draw:text-box>
                <text:p text:style-name="P2"><text:span text:style-name="T2">C </text:span></text:p>
              </draw:text-box>
            </draw:frame>
            <draw:frame draw:style-name="gr8" draw:layer="layout" svg:width="0.639cm" svg:height="0.825cm" svg:x="2.974cm" svg:y="6.645cm">
              <draw:text-box>
                <text:p text:style-name="P2"><text:span text:style-name="T2">I </text:span></text:p>
              </draw:text-box>
            </draw:frame>
            <draw:frame draw:style-name="gr8" draw:layer="layout" svg:width="1.32cm" svg:height="0.825cm" svg:x="5.875cm" svg:y="3.614cm">
              <draw:text-box>
                <text:p text:style-name="P2"><text:span text:style-name="T2">CHA </text:span></text:p>
              </draw:text-box>
            </draw:frame>
            <draw:frame draw:style-name="gr8" draw:layer="layout" svg:width="1.32cm" svg:height="0.825cm" svg:x="5.875cm" svg:y="4.575cm">
              <draw:text-box>
                <text:p text:style-name="P2"><text:span text:style-name="T2">SPD </text:span></text:p>
              </draw:text-box>
            </draw:frame>
            <draw:frame draw:style-name="gr8" draw:layer="layout" svg:width="1.32cm" svg:height="0.825cm" svg:x="5.875cm" svg:y="5.605cm">
              <draw:text-box>
                <text:p text:style-name="P2"><text:span text:style-name="T2">RFX </text:span></text:p>
              </draw:text-box>
            </draw:frame>
            <draw:frame draw:style-name="gr8" draw:layer="layout" svg:width="1.32cm" svg:height="0.825cm" svg:x="5.875cm" svg:y="6.658cm">
              <draw:text-box>
                <text:p text:style-name="P2"><text:span text:style-name="T2">LFT </text:span></text:p>
              </draw:text-box>
            </draw:frame>
            <draw:frame draw:style-name="gr8" draw:layer="layout" svg:width="1.32cm" svg:height="0.825cm" svg:x="5.875cm" svg:y="7.67cm">
              <draw:text-box>
                <text:p text:style-name="P2"><text:span text:style-name="T2">PER </text:span></text:p>
              </draw:text-box>
            </draw:frame>
            <draw:frame draw:style-name="gr10" draw:layer="layout" svg:width="1.217cm" svg:height="1.129cm" svg:x="3.716cm" svg:y="3.537cm">
              <draw:text-box>
                <text:p text:style-name="P2"><text:span text:style-name="T7">C+I+W </text:span></text:p>
                <text:p text:style-name="P3"><text:span text:style-name="T1">3 </text:span></text:p>
              </draw:text-box>
            </draw:frame>
            <draw:frame draw:style-name="gr10" draw:layer="layout" svg:width="0.847cm" svg:height="1.129cm" svg:x="3.901cm" svg:y="4.546cm">
              <draw:text-box>
                <text:p text:style-name="P2"><text:span text:style-name="T7">S+D </text:span></text:p>
                <text:p text:style-name="P3"><text:span text:style-name="T1">2 </text:span></text:p>
              </draw:text-box>
            </draw:frame>
            <draw:frame draw:style-name="gr10" draw:layer="layout" svg:width="1.336cm" svg:height="1.129cm" svg:x="3.65cm" svg:y="5.558cm">
              <draw:text-box>
                <text:p text:style-name="P2"><text:span text:style-name="T7">S+D+W </text:span></text:p>
                <text:p text:style-name="P3"><text:span text:style-name="T1">3 </text:span></text:p>
              </draw:text-box>
            </draw:frame>
            <draw:frame draw:style-name="gr10" draw:layer="layout" svg:width="0.873cm" svg:height="1.129cm" svg:x="3.901cm" svg:y="6.578cm">
              <draw:text-box>
                <text:p text:style-name="P2"><text:span text:style-name="T7">S+W </text:span></text:p>
                <text:p text:style-name="P3"><text:span text:style-name="T1">2 </text:span></text:p>
              </draw:text-box>
            </draw:frame>
            <draw:frame draw:style-name="gr10" draw:layer="layout" svg:width="0.847cm" svg:height="1.129cm" svg:x="3.901cm" svg:y="7.605cm">
              <draw:text-box>
                <text:p text:style-name="P2"><text:span text:style-name="T7">I+W </text:span></text:p>
                <text:p text:style-name="P3"><text:span text:style-name="T1">2 </text:span></text:p>
              </draw:text-box>
            </draw:frame>
            <draw:polygon draw:style-name="gr7" draw:layer="layout" svg:width="0.953cm" svg:height="0.824cm" svg:x="0.818cm" svg:y="5.606cm" svg:viewBox="0 0 954 825" draw:points="239,0 716,0 954,413 716,825 239,825 0,413">
              <text:p/>
            </draw:polygon>
            <draw:polygon draw:style-name="gr7" draw:layer="layout" svg:width="0.953cm" svg:height="0.824cm" svg:x="0.818cm" svg:y="6.645cm" svg:viewBox="0 0 954 825" draw:points="239,0 716,0 954,413 716,825 239,825 0,413">
              <text:p/>
            </draw:polygon>
            <draw:polygon draw:style-name="gr7" draw:layer="layout" svg:width="0.953cm" svg:height="0.824cm" svg:x="0.818cm" svg:y="7.647cm" svg:viewBox="0 0 954 825" draw:points="239,0 716,0 954,413 716,825 239,825 0,413">
              <text:p/>
            </draw:polygon>
            <draw:frame draw:style-name="gr11" draw:layer="layout" svg:width="2.916cm" svg:height="0.675cm" svg:x="0.883cm" svg:y="8.621cm">
              <draw:text-box>
                <text:p text:style-name="P2"><text:span text:style-name="T8">Total</text:span><text:span text:style-name="T1">: </text:span><text:span text:style-name="T5">_______</text:span><text:span text:style-name="T9"> </text:span></text:p>
              </draw:text-box>
            </draw:frame>
          </draw:g>
          <draw:g>
            <draw:frame draw:style-name="gr12" draw:layer="layout" svg:width="6.691cm" svg:height="0.578cm" svg:x="8.773cm" svg:y="3.898cm">
              <draw:text-box>
                <text:p text:style-name="P2"><text:span text:style-name="T4">L M H D </text:span></text:p>
              </draw:text-box>
            </draw:frame>
            <draw:frame draw:style-name="gr13" draw:layer="layout" svg:width="3.563cm" svg:height="0.792cm" svg:x="10.241cm" svg:y="3.437cm">
              <draw:text-box>
                <text:p text:style-name="P1"><text:span text:style-name="T10">Health Meter </text:span></text:p>
              </draw:text-box>
            </draw:frame>
            <draw:frame draw:style-name="gr14" draw:layer="layout" svg:width="0.582cm" svg:height="0.616cm" svg:x="8.224cm" svg:y="4.345cm">
              <draw:text-box>
                <text:p text:style-name="P2"><text:span text:style-name="T1">M </text:span></text:p>
              </draw:text-box>
            </draw:frame>
            <draw:frame draw:style-name="gr14" draw:layer="layout" svg:width="0.582cm" svg:height="0.616cm" svg:x="8.28cm" svg:y="5.535cm">
              <draw:text-box>
                <text:p text:style-name="P2"><text:span text:style-name="T1">P </text:span></text:p>
              </draw:text-box>
            </draw:frame>
            <draw:frame draw:style-name="gr14" draw:layer="layout" svg:width="0.582cm" svg:height="0.616cm" svg:x="8.28cm" svg:y="6.744cm">
              <draw:text-box>
                <text:p text:style-name="P2"><text:span text:style-name="T1">S </text:span></text:p>
              </draw:text-box>
            </draw:frame>
            <draw:g>
              <draw:polygon draw:style-name="gr15" draw:layer="layout" svg:width="0.635cm" svg:height="0.642cm" svg:x="8.806cm" svg:y="4.34cm" svg:viewBox="0 0 636 643" draw:points="0,0 636,0 636,643 0,643">
                <text:p/>
              </draw:polygon>
              <draw:polygon draw:style-name="gr15" draw:layer="layout" svg:width="0.635cm" svg:height="0.642cm" svg:x="9.475cm" svg:y="4.34cm" svg:viewBox="0 0 636 643" draw:points="0,0 636,0 636,643 0,643">
                <text:p/>
              </draw:polygon>
              <draw:polygon draw:style-name="gr15" draw:layer="layout" svg:width="0.635cm" svg:height="0.642cm" svg:x="10.145cm" svg:y="4.34cm" svg:viewBox="0 0 636 643" draw:points="0,0 636,0 636,643 0,643">
                <text:p/>
              </draw:polygon>
              <draw:polygon draw:style-name="gr15" draw:layer="layout" svg:width="0.635cm" svg:height="0.642cm" svg:x="10.814cm" svg:y="4.34cm" svg:viewBox="0 0 636 643" draw:points="0,0 636,0 636,643 0,643">
                <text:p/>
              </draw:polygon>
              <draw:polygon draw:style-name="gr15" draw:layer="layout" svg:width="0.635cm" svg:height="0.642cm" svg:x="11.484cm" svg:y="4.34cm" svg:viewBox="0 0 636 643" draw:points="0,0 636,0 636,643 0,643">
                <text:p/>
              </draw:polygon>
              <draw:polygon draw:style-name="gr15" draw:layer="layout" svg:width="0.635cm" svg:height="0.642cm" svg:x="12.147cm" svg:y="4.34cm" svg:viewBox="0 0 636 643" draw:points="0,0 636,0 636,643 0,643">
                <text:p/>
              </draw:polygon>
              <draw:polygon draw:style-name="gr15" draw:layer="layout" svg:width="0.635cm" svg:height="0.642cm" svg:x="12.818cm" svg:y="4.34cm" svg:viewBox="0 0 636 643" draw:points="0,0 636,0 636,643 0,643">
                <text:p/>
              </draw:polygon>
              <draw:polygon draw:style-name="gr15" draw:layer="layout" svg:width="0.635cm" svg:height="0.642cm" svg:x="13.488cm" svg:y="4.34cm" svg:viewBox="0 0 636 643" draw:points="0,0 636,0 636,643 0,643">
                <text:p/>
              </draw:polygon>
              <draw:polygon draw:style-name="gr15" draw:layer="layout" svg:width="0.635cm" svg:height="0.642cm" svg:x="14.157cm" svg:y="4.34cm" svg:viewBox="0 0 636 643" draw:points="0,0 636,0 636,643 0,643">
                <text:p/>
              </draw:polygon>
              <draw:polygon draw:style-name="gr15" draw:layer="layout" svg:width="0.635cm" svg:height="0.642cm" svg:x="14.826cm" svg:y="4.34cm" svg:viewBox="0 0 636 643" draw:points="0,0 636,0 636,643 0,643">
                <text:p/>
              </draw:polygon>
              <draw:frame draw:style-name="gr16" draw:layer="layout" svg:width="6.637cm" svg:height="0.616cm" svg:x="8.806cm" svg:y="4.424cm">
                <draw:text-box>
                  <text:p text:style-name="P2"><text:span text:style-name="T1">-1 -2 -3 U </text:span></text:p>
                </draw:text-box>
              </draw:frame>
            </draw:g>
            <draw:g>
              <draw:polygon draw:style-name="gr15" draw:layer="layout" svg:width="0.635cm" svg:height="0.642cm" svg:x="8.806cm" svg:y="5.474cm" svg:viewBox="0 0 636 643" draw:points="0,0 636,0 636,643 0,643">
                <text:p/>
              </draw:polygon>
              <draw:polygon draw:style-name="gr15" draw:layer="layout" svg:width="0.635cm" svg:height="0.642cm" svg:x="9.475cm" svg:y="5.474cm" svg:viewBox="0 0 636 643" draw:points="0,0 636,0 636,643 0,643">
                <text:p/>
              </draw:polygon>
              <draw:polygon draw:style-name="gr15" draw:layer="layout" svg:width="0.635cm" svg:height="0.642cm" svg:x="10.145cm" svg:y="5.474cm" svg:viewBox="0 0 636 643" draw:points="0,0 636,0 636,643 0,643">
                <text:p/>
              </draw:polygon>
              <draw:polygon draw:style-name="gr15" draw:layer="layout" svg:width="0.635cm" svg:height="0.642cm" svg:x="10.814cm" svg:y="5.474cm" svg:viewBox="0 0 636 643" draw:points="0,0 636,0 636,643 0,643">
                <text:p/>
              </draw:polygon>
              <draw:polygon draw:style-name="gr15" draw:layer="layout" svg:width="0.635cm" svg:height="0.642cm" svg:x="11.484cm" svg:y="5.474cm" svg:viewBox="0 0 636 643" draw:points="0,0 636,0 636,643 0,643">
                <text:p/>
              </draw:polygon>
              <draw:polygon draw:style-name="gr15" draw:layer="layout" svg:width="0.635cm" svg:height="0.642cm" svg:x="12.147cm" svg:y="5.474cm" svg:viewBox="0 0 636 643" draw:points="0,0 636,0 636,643 0,643">
                <text:p/>
              </draw:polygon>
              <draw:polygon draw:style-name="gr15" draw:layer="layout" svg:width="0.635cm" svg:height="0.642cm" svg:x="12.818cm" svg:y="5.474cm" svg:viewBox="0 0 636 643" draw:points="0,0 636,0 636,643 0,643">
                <text:p/>
              </draw:polygon>
              <draw:polygon draw:style-name="gr15" draw:layer="layout" svg:width="0.635cm" svg:height="0.642cm" svg:x="13.488cm" svg:y="5.474cm" svg:viewBox="0 0 636 643" draw:points="0,0 636,0 636,643 0,643">
                <text:p/>
              </draw:polygon>
              <draw:polygon draw:style-name="gr15" draw:layer="layout" svg:width="0.635cm" svg:height="0.642cm" svg:x="14.157cm" svg:y="5.474cm" svg:viewBox="0 0 636 643" draw:points="0,0 636,0 636,643 0,643">
                <text:p/>
              </draw:polygon>
              <draw:polygon draw:style-name="gr15" draw:layer="layout" svg:width="0.635cm" svg:height="0.642cm" svg:x="14.826cm" svg:y="5.474cm" svg:viewBox="0 0 636 643" draw:points="0,0 636,0 636,643 0,643">
                <text:p/>
              </draw:polygon>
              <draw:frame draw:style-name="gr16" draw:layer="layout" svg:width="6.637cm" svg:height="0.616cm" svg:x="8.806cm" svg:y="5.558cm">
                <draw:text-box>
                  <text:p text:style-name="P2"><text:span text:style-name="T1">-1 -2 -3 U </text:span></text:p>
                </draw:text-box>
              </draw:frame>
            </draw:g>
            <draw:g>
              <draw:polygon draw:style-name="gr15" draw:layer="layout" svg:width="0.635cm" svg:height="0.642cm" svg:x="8.809cm" svg:y="6.618cm" svg:viewBox="0 0 636 643" draw:points="0,0 636,0 636,643 0,643">
                <text:p/>
              </draw:polygon>
              <draw:polygon draw:style-name="gr15" draw:layer="layout" svg:width="0.635cm" svg:height="0.642cm" svg:x="9.478cm" svg:y="6.618cm" svg:viewBox="0 0 636 643" draw:points="0,0 636,0 636,643 0,643">
                <text:p/>
              </draw:polygon>
              <draw:polygon draw:style-name="gr15" draw:layer="layout" svg:width="0.635cm" svg:height="0.642cm" svg:x="10.148cm" svg:y="6.618cm" svg:viewBox="0 0 636 643" draw:points="0,0 636,0 636,643 0,643">
                <text:p/>
              </draw:polygon>
              <draw:polygon draw:style-name="gr15" draw:layer="layout" svg:width="0.635cm" svg:height="0.642cm" svg:x="10.817cm" svg:y="6.618cm" svg:viewBox="0 0 636 643" draw:points="0,0 636,0 636,643 0,643">
                <text:p/>
              </draw:polygon>
              <draw:polygon draw:style-name="gr15" draw:layer="layout" svg:width="0.635cm" svg:height="0.642cm" svg:x="11.486cm" svg:y="6.618cm" svg:viewBox="0 0 636 643" draw:points="0,0 636,0 636,643 0,643">
                <text:p/>
              </draw:polygon>
              <draw:polygon draw:style-name="gr15" draw:layer="layout" svg:width="0.635cm" svg:height="0.642cm" svg:x="12.149cm" svg:y="6.618cm" svg:viewBox="0 0 636 643" draw:points="0,0 636,0 636,643 0,643">
                <text:p/>
              </draw:polygon>
              <draw:polygon draw:style-name="gr15" draw:layer="layout" svg:width="0.635cm" svg:height="0.642cm" svg:x="12.821cm" svg:y="6.618cm" svg:viewBox="0 0 636 643" draw:points="0,0 636,0 636,643 0,643">
                <text:p/>
              </draw:polygon>
              <draw:polygon draw:style-name="gr15" draw:layer="layout" svg:width="0.635cm" svg:height="0.642cm" svg:x="13.49cm" svg:y="6.618cm" svg:viewBox="0 0 636 643" draw:points="0,0 636,0 636,643 0,643">
                <text:p/>
              </draw:polygon>
              <draw:polygon draw:style-name="gr15" draw:layer="layout" svg:width="0.635cm" svg:height="0.642cm" svg:x="14.16cm" svg:y="6.618cm" svg:viewBox="0 0 636 643" draw:points="0,0 636,0 636,643 0,643">
                <text:p/>
              </draw:polygon>
              <draw:polygon draw:style-name="gr15" draw:layer="layout" svg:width="0.635cm" svg:height="0.642cm" svg:x="14.829cm" svg:y="6.618cm" svg:viewBox="0 0 636 643" draw:points="0,0 636,0 636,643 0,643">
                <text:p/>
              </draw:polygon>
              <draw:frame draw:style-name="gr16" draw:layer="layout" svg:width="6.637cm" svg:height="0.616cm" svg:x="8.809cm" svg:y="6.702cm">
                <draw:text-box>
                  <text:p text:style-name="P2"><text:span text:style-name="T1">-1 -2 -3 U </text:span></text:p>
                </draw:text-box>
              </draw:frame>
            </draw:g>
          </draw:g>
        </draw:g>
        <draw:g>
          <draw:frame draw:style-name="gr1" draw:layer="layout" svg:width="7.338cm" svg:height="1.027cm" svg:x="8.224cm" svg:y="17.692cm">
            <draw:text-box>
              <text:p text:style-name="P1"><text:span text:style-name="T1">Community Codex Adaptive Role-Playing System </text:span></text:p>
            </draw:text-box>
          </draw:frame>
          <draw:frame draw:style-name="gr2" draw:layer="layout" svg:width="0.912cm" svg:height="1.027cm" svg:x="19.899cm" svg:y="17.739cm">
            <draw:text-box>
              <text:p text:style-name="P2"><text:span text:style-name="T1">0.9.2 </text:span></text:p>
            </draw:text-box>
          </draw:frame>
          <draw:g>
            <draw:frame draw:style-name="gr3" draw:layer="layout" svg:width="3.727cm" svg:height="0.858cm" svg:x="17.083cm" svg:y="11.753cm">
              <draw:text-box>
                <text:p text:style-name="P1"><text:span text:style-name="T2">Resistance </text:span></text:p>
              </draw:text-box>
            </draw:frame>
          </draw:g>
          <draw:g>
            <draw:frame draw:style-name="gr4" draw:layer="layout" svg:width="2.434cm" svg:height="1.509cm" svg:x="0.645cm" svg:y="9.681cm">
              <draw:text-box>
                <text:p text:style-name="P2"><text:span text:style-name="T3">CCARPS</text:span><text:span text:style-name="T4"> </text:span></text:p>
              </draw:text-box>
            </draw:frame>
            <draw:frame draw:style-name="gr5" draw:layer="layout" svg:width="18.018cm" svg:height="2.699cm" svg:x="2.946cm" svg:y="9.734cm">
              <draw:text-box>
                <text:p text:style-name="P2"><text:span text:style-name="T1">Player Name: </text:span><text:span text:style-name="T5">_____________________________</text:span><text:span text:style-name="T1"> Character Name: </text:span><text:span text:style-name="T5">_____________________________</text:span><text:span text:style-name="T1"> Points: </text:span><text:span text:style-name="T5">________________ </text:span></text:p>
                <text:p text:style-name="P2"><text:span text:style-name="T1">Age:</text:span><text:span text:style-name="T5">_____</text:span><text:span text:style-name="T1"> Height:</text:span><text:span text:style-name="T5">_____</text:span><text:span text:style-name="T1"> Weight:</text:span><text:span text:style-name="T5">_____</text:span><text:span text:style-name="T1"> Race</text:span><text:span text:style-name="T5">:_________________</text:span><text:span text:style-name="T1"> Tech. Level:</text:span><text:span text:style-name="T5">_____</text:span><text:span text:style-name="T1"> Description</text:span><text:span text:style-name="T5">:__________________________ </text:span></text:p>
                <text:p text:style-name="P2"><text:span text:style-name="T5">______________________________________________________________________________________________________________ </text:span></text:p>
                <text:p text:style-name="P2"><text:span text:style-name="T5">______________________________________________________________________________________________________________ </text:span></text:p>
              </draw:text-box>
            </draw:frame>
            <draw:polygon draw:style-name="gr17" draw:layer="layout" svg:width="1.816cm" svg:height="1.862cm" svg:x="0.904cm" svg:y="10.372cm" svg:viewBox="0 0 1817 1863" draw:points="0,0 1817,0 1817,1863 0,1863">
              <text:p/>
            </draw:polygon>
          </draw:g>
          <draw:g>
            <draw:polygon draw:style-name="gr7" draw:layer="layout" svg:width="0.953cm" svg:height="0.824cm" svg:x="0.818cm" svg:y="12.583cm" svg:viewBox="0 0 954 825" draw:points="239,0 716,0 954,413 716,825 239,825 0,413">
              <text:p/>
            </draw:polygon>
            <draw:polygon draw:style-name="gr7" draw:layer="layout" svg:width="0.953cm" svg:height="0.824cm" svg:x="0.818cm" svg:y="13.625cm" svg:viewBox="0 0 954 825" draw:points="239,0 716,0 954,413 716,825 239,825 0,413">
              <text:p/>
            </draw:polygon>
            <draw:frame draw:style-name="gr8" draw:layer="layout" svg:width="0.639cm" svg:height="1.365cm" svg:x="2.886cm" svg:y="16.703cm">
              <draw:text-box>
                <text:p text:style-name="P2"><text:span text:style-name="T2">W </text:span></text:p>
              </draw:text-box>
            </draw:frame>
            <draw:frame draw:style-name="gr9" draw:layer="layout" svg:width="5.107cm" svg:height="0.65cm" svg:x="0.818cm" svg:y="12.124cm">
              <draw:text-box>
                <text:p text:style-name="P2"><text:span text:style-name="T6">Acc. Pts. Mod. </text:span></text:p>
              </draw:text-box>
            </draw:frame>
            <draw:polygon draw:style-name="gr7" draw:layer="layout" svg:width="0.889cm" svg:height="0.898cm" svg:x="1.997cm" svg:y="12.575cm" svg:viewBox="0 0 890 899" draw:points="0,0 890,0 890,899 0,899">
              <text:p/>
            </draw:polygon>
            <draw:polygon draw:style-name="gr7" draw:layer="layout" svg:width="0.889cm" svg:height="0.898cm" svg:x="1.997cm" svg:y="14.611cm" svg:viewBox="0 0 890 899" draw:points="0,0 890,0 890,899 0,899">
              <text:p/>
            </draw:polygon>
            <draw:polygon draw:style-name="gr7" draw:layer="layout" svg:width="0.889cm" svg:height="0.898cm" svg:x="1.997cm" svg:y="13.593cm" svg:viewBox="0 0 890 899" draw:points="0,0 890,0 890,899 0,899">
              <text:p/>
            </draw:polygon>
            <draw:polygon draw:style-name="gr7" draw:layer="layout" svg:width="0.889cm" svg:height="0.898cm" svg:x="1.997cm" svg:y="15.63cm" svg:viewBox="0 0 890 899" draw:points="0,0 890,0 890,899 0,899">
              <text:p/>
            </draw:polygon>
            <draw:polygon draw:style-name="gr7" draw:layer="layout" svg:width="0.889cm" svg:height="0.898cm" svg:x="1.997cm" svg:y="16.648cm" svg:viewBox="0 0 890 899" draw:points="0,0 890,0 890,899 0,899">
              <text:p/>
            </draw:polygon>
            <draw:polygon draw:style-name="gr7" draw:layer="layout" svg:width="0.889cm" svg:height="0.898cm" svg:x="4.986cm" svg:y="12.568cm" svg:viewBox="0 0 890 899" draw:points="0,0 890,0 890,899 0,899">
              <text:p/>
            </draw:polygon>
            <draw:polygon draw:style-name="gr7" draw:layer="layout" svg:width="0.889cm" svg:height="0.898cm" svg:x="4.986cm" svg:y="14.605cm" svg:viewBox="0 0 890 899" draw:points="0,0 890,0 890,899 0,899">
              <text:p/>
            </draw:polygon>
            <draw:polygon draw:style-name="gr7" draw:layer="layout" svg:width="0.889cm" svg:height="0.898cm" svg:x="4.986cm" svg:y="13.587cm" svg:viewBox="0 0 890 899" draw:points="0,0 890,0 890,899 0,899">
              <text:p/>
            </draw:polygon>
            <draw:polygon draw:style-name="gr7" draw:layer="layout" svg:width="0.889cm" svg:height="0.898cm" svg:x="4.986cm" svg:y="15.624cm" svg:viewBox="0 0 890 899" draw:points="0,0 890,0 890,899 0,899">
              <text:p/>
            </draw:polygon>
            <draw:polygon draw:style-name="gr7" draw:layer="layout" svg:width="0.889cm" svg:height="0.898cm" svg:x="4.986cm" svg:y="16.642cm" svg:viewBox="0 0 890 899" draw:points="0,0 890,0 890,899 0,899">
              <text:p/>
            </draw:polygon>
            <draw:frame draw:style-name="gr8" draw:layer="layout" svg:width="0.639cm" svg:height="0.825cm" svg:x="2.886cm" svg:y="12.648cm">
              <draw:text-box>
                <text:p text:style-name="P2"><text:span text:style-name="T2">S </text:span></text:p>
              </draw:text-box>
            </draw:frame>
            <draw:frame draw:style-name="gr8" draw:layer="layout" svg:width="0.639cm" svg:height="0.825cm" svg:x="2.886cm" svg:y="13.609cm">
              <draw:text-box>
                <text:p text:style-name="P2"><text:span text:style-name="T2">D </text:span></text:p>
              </draw:text-box>
            </draw:frame>
            <draw:frame draw:style-name="gr8" draw:layer="layout" svg:width="0.639cm" svg:height="0.825cm" svg:x="2.886cm" svg:y="14.639cm">
              <draw:text-box>
                <text:p text:style-name="P2"><text:span text:style-name="T2">C </text:span></text:p>
              </draw:text-box>
            </draw:frame>
            <draw:frame draw:style-name="gr8" draw:layer="layout" svg:width="0.639cm" svg:height="0.825cm" svg:x="2.974cm" svg:y="15.691cm">
              <draw:text-box>
                <text:p text:style-name="P2"><text:span text:style-name="T2">I </text:span></text:p>
              </draw:text-box>
            </draw:frame>
            <draw:frame draw:style-name="gr8" draw:layer="layout" svg:width="1.32cm" svg:height="0.825cm" svg:x="5.875cm" svg:y="12.66cm">
              <draw:text-box>
                <text:p text:style-name="P2"><text:span text:style-name="T2">CHA </text:span></text:p>
              </draw:text-box>
            </draw:frame>
            <draw:frame draw:style-name="gr8" draw:layer="layout" svg:width="1.32cm" svg:height="0.825cm" svg:x="5.875cm" svg:y="13.621cm">
              <draw:text-box>
                <text:p text:style-name="P2"><text:span text:style-name="T2">SPD </text:span></text:p>
              </draw:text-box>
            </draw:frame>
            <draw:frame draw:style-name="gr8" draw:layer="layout" svg:width="1.32cm" svg:height="0.825cm" svg:x="5.875cm" svg:y="14.651cm">
              <draw:text-box>
                <text:p text:style-name="P2"><text:span text:style-name="T2">RFX </text:span></text:p>
              </draw:text-box>
            </draw:frame>
            <draw:frame draw:style-name="gr8" draw:layer="layout" svg:width="1.32cm" svg:height="0.825cm" svg:x="5.875cm" svg:y="15.703cm">
              <draw:text-box>
                <text:p text:style-name="P2"><text:span text:style-name="T2">LFT </text:span></text:p>
              </draw:text-box>
            </draw:frame>
            <draw:frame draw:style-name="gr8" draw:layer="layout" svg:width="1.32cm" svg:height="0.825cm" svg:x="5.875cm" svg:y="16.715cm">
              <draw:text-box>
                <text:p text:style-name="P2"><text:span text:style-name="T2">PER </text:span></text:p>
              </draw:text-box>
            </draw:frame>
            <draw:frame draw:style-name="gr10" draw:layer="layout" svg:width="1.217cm" svg:height="1.129cm" svg:x="3.716cm" svg:y="12.583cm">
              <draw:text-box>
                <text:p text:style-name="P2"><text:span text:style-name="T7">C+I+W </text:span></text:p>
                <text:p text:style-name="P3"><text:span text:style-name="T1">3 </text:span></text:p>
              </draw:text-box>
            </draw:frame>
            <draw:frame draw:style-name="gr10" draw:layer="layout" svg:width="0.847cm" svg:height="1.129cm" svg:x="3.901cm" svg:y="13.592cm">
              <draw:text-box>
                <text:p text:style-name="P2"><text:span text:style-name="T7">S+D </text:span></text:p>
                <text:p text:style-name="P3"><text:span text:style-name="T1">2 </text:span></text:p>
              </draw:text-box>
            </draw:frame>
            <draw:frame draw:style-name="gr10" draw:layer="layout" svg:width="1.336cm" svg:height="1.129cm" svg:x="3.65cm" svg:y="14.604cm">
              <draw:text-box>
                <text:p text:style-name="P2"><text:span text:style-name="T7">S+D+W </text:span></text:p>
                <text:p text:style-name="P3"><text:span text:style-name="T1">3 </text:span></text:p>
              </draw:text-box>
            </draw:frame>
            <draw:frame draw:style-name="gr10" draw:layer="layout" svg:width="0.873cm" svg:height="1.129cm" svg:x="3.901cm" svg:y="15.624cm">
              <draw:text-box>
                <text:p text:style-name="P2"><text:span text:style-name="T7">S+W </text:span></text:p>
                <text:p text:style-name="P3"><text:span text:style-name="T1">2 </text:span></text:p>
              </draw:text-box>
            </draw:frame>
            <draw:frame draw:style-name="gr10" draw:layer="layout" svg:width="0.847cm" svg:height="1.129cm" svg:x="3.901cm" svg:y="16.651cm">
              <draw:text-box>
                <text:p text:style-name="P2"><text:span text:style-name="T7">I+W </text:span></text:p>
                <text:p text:style-name="P3"><text:span text:style-name="T1">2 </text:span></text:p>
              </draw:text-box>
            </draw:frame>
            <draw:polygon draw:style-name="gr7" draw:layer="layout" svg:width="0.953cm" svg:height="0.824cm" svg:x="0.818cm" svg:y="14.651cm" svg:viewBox="0 0 954 825" draw:points="239,0 716,0 954,413 716,825 239,825 0,413">
              <text:p/>
            </draw:polygon>
            <draw:polygon draw:style-name="gr7" draw:layer="layout" svg:width="0.953cm" svg:height="0.824cm" svg:x="0.818cm" svg:y="15.691cm" svg:viewBox="0 0 954 825" draw:points="239,0 716,0 954,413 716,825 239,825 0,413">
              <text:p/>
            </draw:polygon>
            <draw:polygon draw:style-name="gr7" draw:layer="layout" svg:width="0.953cm" svg:height="0.824cm" svg:x="0.818cm" svg:y="16.693cm" svg:viewBox="0 0 954 825" draw:points="239,0 716,0 954,413 716,825 239,825 0,413">
              <text:p/>
            </draw:polygon>
            <draw:frame draw:style-name="gr11" draw:layer="layout" svg:width="2.916cm" svg:height="0.675cm" svg:x="0.883cm" svg:y="17.666cm">
              <draw:text-box>
                <text:p text:style-name="P2"><text:span text:style-name="T8">Total</text:span><text:span text:style-name="T1">: </text:span><text:span text:style-name="T5">_______</text:span><text:span text:style-name="T9"> </text:span></text:p>
              </draw:text-box>
            </draw:frame>
          </draw:g>
          <draw:g>
            <draw:frame draw:style-name="gr12" draw:layer="layout" svg:width="6.691cm" svg:height="0.578cm" svg:x="8.773cm" svg:y="12.944cm">
              <draw:text-box>
                <text:p text:style-name="P2"><text:span text:style-name="T4">L M H D </text:span></text:p>
              </draw:text-box>
            </draw:frame>
            <draw:frame draw:style-name="gr13" draw:layer="layout" svg:width="3.563cm" svg:height="0.792cm" svg:x="10.241cm" svg:y="12.482cm">
              <draw:text-box>
                <text:p text:style-name="P1"><text:span text:style-name="T10">Health Meter </text:span></text:p>
              </draw:text-box>
            </draw:frame>
            <draw:frame draw:style-name="gr14" draw:layer="layout" svg:width="0.582cm" svg:height="0.616cm" svg:x="8.224cm" svg:y="13.391cm">
              <draw:text-box>
                <text:p text:style-name="P2"><text:span text:style-name="T1">M </text:span></text:p>
              </draw:text-box>
            </draw:frame>
            <draw:frame draw:style-name="gr14" draw:layer="layout" svg:width="0.582cm" svg:height="0.616cm" svg:x="8.28cm" svg:y="14.58cm">
              <draw:text-box>
                <text:p text:style-name="P2"><text:span text:style-name="T1">P </text:span></text:p>
              </draw:text-box>
            </draw:frame>
            <draw:frame draw:style-name="gr14" draw:layer="layout" svg:width="0.582cm" svg:height="0.616cm" svg:x="8.28cm" svg:y="15.79cm">
              <draw:text-box>
                <text:p text:style-name="P2"><text:span text:style-name="T1">S </text:span></text:p>
              </draw:text-box>
            </draw:frame>
            <draw:g>
              <draw:polygon draw:style-name="gr15" draw:layer="layout" svg:width="0.635cm" svg:height="0.642cm" svg:x="8.806cm" svg:y="13.386cm" svg:viewBox="0 0 636 643" draw:points="0,0 636,0 636,643 0,643">
                <text:p/>
              </draw:polygon>
              <draw:polygon draw:style-name="gr15" draw:layer="layout" svg:width="0.635cm" svg:height="0.642cm" svg:x="9.475cm" svg:y="13.386cm" svg:viewBox="0 0 636 643" draw:points="0,0 636,0 636,643 0,643">
                <text:p/>
              </draw:polygon>
              <draw:polygon draw:style-name="gr15" draw:layer="layout" svg:width="0.635cm" svg:height="0.642cm" svg:x="10.145cm" svg:y="13.386cm" svg:viewBox="0 0 636 643" draw:points="0,0 636,0 636,643 0,643">
                <text:p/>
              </draw:polygon>
              <draw:polygon draw:style-name="gr15" draw:layer="layout" svg:width="0.635cm" svg:height="0.642cm" svg:x="10.814cm" svg:y="13.386cm" svg:viewBox="0 0 636 643" draw:points="0,0 636,0 636,643 0,643">
                <text:p/>
              </draw:polygon>
              <draw:polygon draw:style-name="gr15" draw:layer="layout" svg:width="0.635cm" svg:height="0.642cm" svg:x="11.484cm" svg:y="13.386cm" svg:viewBox="0 0 636 643" draw:points="0,0 636,0 636,643 0,643">
                <text:p/>
              </draw:polygon>
              <draw:polygon draw:style-name="gr15" draw:layer="layout" svg:width="0.635cm" svg:height="0.642cm" svg:x="12.147cm" svg:y="13.386cm" svg:viewBox="0 0 636 643" draw:points="0,0 636,0 636,643 0,643">
                <text:p/>
              </draw:polygon>
              <draw:polygon draw:style-name="gr15" draw:layer="layout" svg:width="0.635cm" svg:height="0.642cm" svg:x="12.818cm" svg:y="13.386cm" svg:viewBox="0 0 636 643" draw:points="0,0 636,0 636,643 0,643">
                <text:p/>
              </draw:polygon>
              <draw:polygon draw:style-name="gr15" draw:layer="layout" svg:width="0.635cm" svg:height="0.642cm" svg:x="13.488cm" svg:y="13.386cm" svg:viewBox="0 0 636 643" draw:points="0,0 636,0 636,643 0,643">
                <text:p/>
              </draw:polygon>
              <draw:polygon draw:style-name="gr15" draw:layer="layout" svg:width="0.635cm" svg:height="0.642cm" svg:x="14.157cm" svg:y="13.386cm" svg:viewBox="0 0 636 643" draw:points="0,0 636,0 636,643 0,643">
                <text:p/>
              </draw:polygon>
              <draw:polygon draw:style-name="gr15" draw:layer="layout" svg:width="0.635cm" svg:height="0.642cm" svg:x="14.826cm" svg:y="13.386cm" svg:viewBox="0 0 636 643" draw:points="0,0 636,0 636,643 0,643">
                <text:p/>
              </draw:polygon>
              <draw:frame draw:style-name="gr16" draw:layer="layout" svg:width="6.637cm" svg:height="0.616cm" svg:x="8.806cm" svg:y="13.47cm">
                <draw:text-box>
                  <text:p text:style-name="P2"><text:span text:style-name="T1">-1 -2 -3 U </text:span></text:p>
                </draw:text-box>
              </draw:frame>
            </draw:g>
            <draw:g>
              <draw:polygon draw:style-name="gr15" draw:layer="layout" svg:width="0.635cm" svg:height="0.642cm" svg:x="8.806cm" svg:y="14.52cm" svg:viewBox="0 0 636 643" draw:points="0,0 636,0 636,643 0,643">
                <text:p/>
              </draw:polygon>
              <draw:polygon draw:style-name="gr15" draw:layer="layout" svg:width="0.635cm" svg:height="0.642cm" svg:x="9.475cm" svg:y="14.52cm" svg:viewBox="0 0 636 643" draw:points="0,0 636,0 636,643 0,643">
                <text:p/>
              </draw:polygon>
              <draw:polygon draw:style-name="gr15" draw:layer="layout" svg:width="0.635cm" svg:height="0.642cm" svg:x="10.145cm" svg:y="14.52cm" svg:viewBox="0 0 636 643" draw:points="0,0 636,0 636,643 0,643">
                <text:p/>
              </draw:polygon>
              <draw:polygon draw:style-name="gr15" draw:layer="layout" svg:width="0.635cm" svg:height="0.642cm" svg:x="10.814cm" svg:y="14.52cm" svg:viewBox="0 0 636 643" draw:points="0,0 636,0 636,643 0,643">
                <text:p/>
              </draw:polygon>
              <draw:polygon draw:style-name="gr15" draw:layer="layout" svg:width="0.635cm" svg:height="0.642cm" svg:x="11.484cm" svg:y="14.52cm" svg:viewBox="0 0 636 643" draw:points="0,0 636,0 636,643 0,643">
                <text:p/>
              </draw:polygon>
              <draw:polygon draw:style-name="gr15" draw:layer="layout" svg:width="0.635cm" svg:height="0.642cm" svg:x="12.147cm" svg:y="14.52cm" svg:viewBox="0 0 636 643" draw:points="0,0 636,0 636,643 0,643">
                <text:p/>
              </draw:polygon>
              <draw:polygon draw:style-name="gr15" draw:layer="layout" svg:width="0.635cm" svg:height="0.642cm" svg:x="12.818cm" svg:y="14.52cm" svg:viewBox="0 0 636 643" draw:points="0,0 636,0 636,643 0,643">
                <text:p/>
              </draw:polygon>
              <draw:polygon draw:style-name="gr15" draw:layer="layout" svg:width="0.635cm" svg:height="0.642cm" svg:x="13.488cm" svg:y="14.52cm" svg:viewBox="0 0 636 643" draw:points="0,0 636,0 636,643 0,643">
                <text:p/>
              </draw:polygon>
              <draw:polygon draw:style-name="gr15" draw:layer="layout" svg:width="0.635cm" svg:height="0.642cm" svg:x="14.157cm" svg:y="14.52cm" svg:viewBox="0 0 636 643" draw:points="0,0 636,0 636,643 0,643">
                <text:p/>
              </draw:polygon>
              <draw:polygon draw:style-name="gr15" draw:layer="layout" svg:width="0.635cm" svg:height="0.642cm" svg:x="14.826cm" svg:y="14.52cm" svg:viewBox="0 0 636 643" draw:points="0,0 636,0 636,643 0,643">
                <text:p/>
              </draw:polygon>
              <draw:frame draw:style-name="gr16" draw:layer="layout" svg:width="6.637cm" svg:height="0.616cm" svg:x="8.806cm" svg:y="14.603cm">
                <draw:text-box>
                  <text:p text:style-name="P2"><text:span text:style-name="T1">-1 -2 -3 U </text:span></text:p>
                </draw:text-box>
              </draw:frame>
            </draw:g>
            <draw:g>
              <draw:polygon draw:style-name="gr15" draw:layer="layout" svg:width="0.635cm" svg:height="0.642cm" svg:x="8.809cm" svg:y="15.664cm" svg:viewBox="0 0 636 643" draw:points="0,0 636,0 636,643 0,643">
                <text:p/>
              </draw:polygon>
              <draw:polygon draw:style-name="gr15" draw:layer="layout" svg:width="0.635cm" svg:height="0.642cm" svg:x="9.478cm" svg:y="15.664cm" svg:viewBox="0 0 636 643" draw:points="0,0 636,0 636,643 0,643">
                <text:p/>
              </draw:polygon>
              <draw:polygon draw:style-name="gr15" draw:layer="layout" svg:width="0.635cm" svg:height="0.642cm" svg:x="10.148cm" svg:y="15.664cm" svg:viewBox="0 0 636 643" draw:points="0,0 636,0 636,643 0,643">
                <text:p/>
              </draw:polygon>
              <draw:polygon draw:style-name="gr15" draw:layer="layout" svg:width="0.635cm" svg:height="0.642cm" svg:x="10.817cm" svg:y="15.664cm" svg:viewBox="0 0 636 643" draw:points="0,0 636,0 636,643 0,643">
                <text:p/>
              </draw:polygon>
              <draw:polygon draw:style-name="gr15" draw:layer="layout" svg:width="0.635cm" svg:height="0.642cm" svg:x="11.486cm" svg:y="15.664cm" svg:viewBox="0 0 636 643" draw:points="0,0 636,0 636,643 0,643">
                <text:p/>
              </draw:polygon>
              <draw:polygon draw:style-name="gr15" draw:layer="layout" svg:width="0.635cm" svg:height="0.642cm" svg:x="12.149cm" svg:y="15.664cm" svg:viewBox="0 0 636 643" draw:points="0,0 636,0 636,643 0,643">
                <text:p/>
              </draw:polygon>
              <draw:polygon draw:style-name="gr15" draw:layer="layout" svg:width="0.635cm" svg:height="0.642cm" svg:x="12.821cm" svg:y="15.664cm" svg:viewBox="0 0 636 643" draw:points="0,0 636,0 636,643 0,643">
                <text:p/>
              </draw:polygon>
              <draw:polygon draw:style-name="gr15" draw:layer="layout" svg:width="0.635cm" svg:height="0.642cm" svg:x="13.49cm" svg:y="15.664cm" svg:viewBox="0 0 636 643" draw:points="0,0 636,0 636,643 0,643">
                <text:p/>
              </draw:polygon>
              <draw:polygon draw:style-name="gr15" draw:layer="layout" svg:width="0.635cm" svg:height="0.642cm" svg:x="14.16cm" svg:y="15.664cm" svg:viewBox="0 0 636 643" draw:points="0,0 636,0 636,643 0,643">
                <text:p/>
              </draw:polygon>
              <draw:polygon draw:style-name="gr15" draw:layer="layout" svg:width="0.635cm" svg:height="0.642cm" svg:x="14.829cm" svg:y="15.664cm" svg:viewBox="0 0 636 643" draw:points="0,0 636,0 636,643 0,643">
                <text:p/>
              </draw:polygon>
              <draw:frame draw:style-name="gr16" draw:layer="layout" svg:width="6.637cm" svg:height="0.616cm" svg:x="8.809cm" svg:y="15.747cm">
                <draw:text-box>
                  <text:p text:style-name="P2"><text:span text:style-name="T1">-1 -2 -3 U </text:span></text:p>
                </draw:text-box>
              </draw:frame>
            </draw:g>
          </draw:g>
        </draw:g>
        <draw:g>
          <draw:frame draw:style-name="gr1" draw:layer="layout" svg:width="7.338cm" svg:height="1.027cm" svg:x="8.224cm" svg:y="26.741cm">
            <draw:text-box>
              <text:p text:style-name="P1"><text:span text:style-name="T1">Community Codex Adaptive Role-Playing System </text:span></text:p>
            </draw:text-box>
          </draw:frame>
          <draw:frame draw:style-name="gr2" draw:layer="layout" svg:width="0.912cm" svg:height="1.027cm" svg:x="19.899cm" svg:y="26.787cm">
            <draw:text-box>
              <text:p text:style-name="P2"><text:span text:style-name="T1">0.9.2 </text:span></text:p>
            </draw:text-box>
          </draw:frame>
          <draw:g>
            <draw:frame draw:style-name="gr3" draw:layer="layout" svg:width="3.727cm" svg:height="0.858cm" svg:x="17.083cm" svg:y="20.801cm">
              <draw:text-box>
                <text:p text:style-name="P1"><text:span text:style-name="T2">Resistance </text:span></text:p>
              </draw:text-box>
            </draw:frame>
          </draw:g>
          <draw:g>
            <draw:frame draw:style-name="gr4" draw:layer="layout" svg:width="2.434cm" svg:height="1.509cm" svg:x="0.645cm" svg:y="18.729cm">
              <draw:text-box>
                <text:p text:style-name="P2"><text:span text:style-name="T3">CCARPS</text:span><text:span text:style-name="T4"> </text:span></text:p>
              </draw:text-box>
            </draw:frame>
            <draw:frame draw:style-name="gr5" draw:layer="layout" svg:width="18.018cm" svg:height="2.699cm" svg:x="2.946cm" svg:y="18.782cm">
              <draw:text-box>
                <text:p text:style-name="P2"><text:span text:style-name="T1">Player Name: </text:span><text:span text:style-name="T5">_____________________________</text:span><text:span text:style-name="T1"> Character Name: </text:span><text:span text:style-name="T5">_____________________________</text:span><text:span text:style-name="T1"> Points: </text:span><text:span text:style-name="T5">________________ </text:span></text:p>
                <text:p text:style-name="P2"><text:span text:style-name="T1">Age:</text:span><text:span text:style-name="T5">_____</text:span><text:span text:style-name="T1"> Height:</text:span><text:span text:style-name="T5">_____</text:span><text:span text:style-name="T1"> Weight:</text:span><text:span text:style-name="T5">_____</text:span><text:span text:style-name="T1"> Race</text:span><text:span text:style-name="T5">:_________________</text:span><text:span text:style-name="T1"> Tech. Level:</text:span><text:span text:style-name="T5">_____</text:span><text:span text:style-name="T1"> Description</text:span><text:span text:style-name="T5">:__________________________ </text:span></text:p>
                <text:p text:style-name="P2"><text:span text:style-name="T5">______________________________________________________________________________________________________________ </text:span></text:p>
                <text:p text:style-name="P2"><text:span text:style-name="T5">______________________________________________________________________________________________________________ </text:span></text:p>
              </draw:text-box>
            </draw:frame>
            <draw:polygon draw:style-name="gr18" draw:layer="layout" svg:width="1.816cm" svg:height="1.862cm" svg:x="0.904cm" svg:y="19.421cm" svg:viewBox="0 0 1817 1863" draw:points="0,0 1817,0 1817,1863 0,1863">
              <text:p/>
            </draw:polygon>
          </draw:g>
          <draw:g>
            <draw:polygon draw:style-name="gr7" draw:layer="layout" svg:width="0.953cm" svg:height="0.824cm" svg:x="0.818cm" svg:y="21.631cm" svg:viewBox="0 0 954 825" draw:points="239,0 716,0 954,413 716,825 239,825 0,413">
              <text:p/>
            </draw:polygon>
            <draw:polygon draw:style-name="gr7" draw:layer="layout" svg:width="0.953cm" svg:height="0.824cm" svg:x="0.818cm" svg:y="22.673cm" svg:viewBox="0 0 954 825" draw:points="239,0 716,0 954,413 716,825 239,825 0,413">
              <text:p/>
            </draw:polygon>
            <draw:frame draw:style-name="gr8" draw:layer="layout" svg:width="0.639cm" svg:height="1.365cm" svg:x="2.886cm" svg:y="25.751cm">
              <draw:text-box>
                <text:p text:style-name="P2"><text:span text:style-name="T2">W </text:span></text:p>
              </draw:text-box>
            </draw:frame>
            <draw:frame draw:style-name="gr9" draw:layer="layout" svg:width="5.107cm" svg:height="0.65cm" svg:x="0.818cm" svg:y="21.172cm">
              <draw:text-box>
                <text:p text:style-name="P2"><text:span text:style-name="T6">Acc. Pts. Mod. </text:span></text:p>
              </draw:text-box>
            </draw:frame>
            <draw:polygon draw:style-name="gr7" draw:layer="layout" svg:width="0.889cm" svg:height="0.898cm" svg:x="1.997cm" svg:y="21.623cm" svg:viewBox="0 0 890 899" draw:points="0,0 890,0 890,899 0,899">
              <text:p/>
            </draw:polygon>
            <draw:polygon draw:style-name="gr7" draw:layer="layout" svg:width="0.889cm" svg:height="0.898cm" svg:x="1.997cm" svg:y="23.66cm" svg:viewBox="0 0 890 899" draw:points="0,0 890,0 890,899 0,899">
              <text:p/>
            </draw:polygon>
            <draw:polygon draw:style-name="gr7" draw:layer="layout" svg:width="0.889cm" svg:height="0.898cm" svg:x="1.997cm" svg:y="22.641cm" svg:viewBox="0 0 890 899" draw:points="0,0 890,0 890,899 0,899">
              <text:p/>
            </draw:polygon>
            <draw:polygon draw:style-name="gr7" draw:layer="layout" svg:width="0.889cm" svg:height="0.898cm" svg:x="1.997cm" svg:y="24.678cm" svg:viewBox="0 0 890 899" draw:points="0,0 890,0 890,899 0,899">
              <text:p/>
            </draw:polygon>
            <draw:polygon draw:style-name="gr7" draw:layer="layout" svg:width="0.889cm" svg:height="0.898cm" svg:x="1.997cm" svg:y="25.697cm" svg:viewBox="0 0 890 899" draw:points="0,0 890,0 890,899 0,899">
              <text:p/>
            </draw:polygon>
            <draw:polygon draw:style-name="gr7" draw:layer="layout" svg:width="0.889cm" svg:height="0.898cm" svg:x="4.986cm" svg:y="21.616cm" svg:viewBox="0 0 890 899" draw:points="0,0 890,0 890,899 0,899">
              <text:p/>
            </draw:polygon>
            <draw:polygon draw:style-name="gr7" draw:layer="layout" svg:width="0.889cm" svg:height="0.898cm" svg:x="4.986cm" svg:y="23.653cm" svg:viewBox="0 0 890 899" draw:points="0,0 890,0 890,899 0,899">
              <text:p/>
            </draw:polygon>
            <draw:polygon draw:style-name="gr7" draw:layer="layout" svg:width="0.889cm" svg:height="0.898cm" svg:x="4.986cm" svg:y="22.635cm" svg:viewBox="0 0 890 899" draw:points="0,0 890,0 890,899 0,899">
              <text:p/>
            </draw:polygon>
            <draw:polygon draw:style-name="gr7" draw:layer="layout" svg:width="0.889cm" svg:height="0.898cm" svg:x="4.986cm" svg:y="24.672cm" svg:viewBox="0 0 890 899" draw:points="0,0 890,0 890,899 0,899">
              <text:p/>
            </draw:polygon>
            <draw:polygon draw:style-name="gr7" draw:layer="layout" svg:width="0.889cm" svg:height="0.898cm" svg:x="4.986cm" svg:y="25.69cm" svg:viewBox="0 0 890 899" draw:points="0,0 890,0 890,899 0,899">
              <text:p/>
            </draw:polygon>
            <draw:frame draw:style-name="gr8" draw:layer="layout" svg:width="0.639cm" svg:height="0.825cm" svg:x="2.886cm" svg:y="21.696cm">
              <draw:text-box>
                <text:p text:style-name="P2"><text:span text:style-name="T2">S </text:span></text:p>
              </draw:text-box>
            </draw:frame>
            <draw:frame draw:style-name="gr8" draw:layer="layout" svg:width="0.639cm" svg:height="0.825cm" svg:x="2.886cm" svg:y="22.657cm">
              <draw:text-box>
                <text:p text:style-name="P2"><text:span text:style-name="T2">D </text:span></text:p>
              </draw:text-box>
            </draw:frame>
            <draw:frame draw:style-name="gr8" draw:layer="layout" svg:width="0.639cm" svg:height="0.825cm" svg:x="2.886cm" svg:y="23.687cm">
              <draw:text-box>
                <text:p text:style-name="P2"><text:span text:style-name="T2">C </text:span></text:p>
              </draw:text-box>
            </draw:frame>
            <draw:frame draw:style-name="gr8" draw:layer="layout" svg:width="0.639cm" svg:height="0.825cm" svg:x="2.974cm" svg:y="24.739cm">
              <draw:text-box>
                <text:p text:style-name="P2"><text:span text:style-name="T2">I </text:span></text:p>
              </draw:text-box>
            </draw:frame>
            <draw:frame draw:style-name="gr8" draw:layer="layout" svg:width="1.32cm" svg:height="0.825cm" svg:x="5.875cm" svg:y="21.708cm">
              <draw:text-box>
                <text:p text:style-name="P2"><text:span text:style-name="T2">CHA </text:span></text:p>
              </draw:text-box>
            </draw:frame>
            <draw:frame draw:style-name="gr8" draw:layer="layout" svg:width="1.32cm" svg:height="0.825cm" svg:x="5.875cm" svg:y="22.669cm">
              <draw:text-box>
                <text:p text:style-name="P2"><text:span text:style-name="T2">SPD </text:span></text:p>
              </draw:text-box>
            </draw:frame>
            <draw:frame draw:style-name="gr8" draw:layer="layout" svg:width="1.32cm" svg:height="0.825cm" svg:x="5.875cm" svg:y="23.699cm">
              <draw:text-box>
                <text:p text:style-name="P2"><text:span text:style-name="T2">RFX </text:span></text:p>
              </draw:text-box>
            </draw:frame>
            <draw:frame draw:style-name="gr8" draw:layer="layout" svg:width="1.32cm" svg:height="0.825cm" svg:x="5.875cm" svg:y="24.752cm">
              <draw:text-box>
                <text:p text:style-name="P2"><text:span text:style-name="T2">LFT </text:span></text:p>
              </draw:text-box>
            </draw:frame>
            <draw:frame draw:style-name="gr8" draw:layer="layout" svg:width="1.32cm" svg:height="0.825cm" svg:x="5.875cm" svg:y="25.763cm">
              <draw:text-box>
                <text:p text:style-name="P2"><text:span text:style-name="T2">PER </text:span></text:p>
              </draw:text-box>
            </draw:frame>
            <draw:frame draw:style-name="gr10" draw:layer="layout" svg:width="1.217cm" svg:height="1.129cm" svg:x="3.716cm" svg:y="21.631cm">
              <draw:text-box>
                <text:p text:style-name="P2"><text:span text:style-name="T7">C+I+W </text:span></text:p>
                <text:p text:style-name="P3"><text:span text:style-name="T1">3 </text:span></text:p>
              </draw:text-box>
            </draw:frame>
            <draw:frame draw:style-name="gr10" draw:layer="layout" svg:width="0.847cm" svg:height="1.129cm" svg:x="3.901cm" svg:y="22.64cm">
              <draw:text-box>
                <text:p text:style-name="P2"><text:span text:style-name="T7">S+D </text:span></text:p>
                <text:p text:style-name="P3"><text:span text:style-name="T1">2 </text:span></text:p>
              </draw:text-box>
            </draw:frame>
            <draw:frame draw:style-name="gr10" draw:layer="layout" svg:width="1.336cm" svg:height="1.129cm" svg:x="3.65cm" svg:y="23.652cm">
              <draw:text-box>
                <text:p text:style-name="P2"><text:span text:style-name="T7">S+D+W </text:span></text:p>
                <text:p text:style-name="P3"><text:span text:style-name="T1">3 </text:span></text:p>
              </draw:text-box>
            </draw:frame>
            <draw:frame draw:style-name="gr10" draw:layer="layout" svg:width="0.873cm" svg:height="1.129cm" svg:x="3.901cm" svg:y="24.672cm">
              <draw:text-box>
                <text:p text:style-name="P2"><text:span text:style-name="T7">S+W </text:span></text:p>
                <text:p text:style-name="P3"><text:span text:style-name="T1">2 </text:span></text:p>
              </draw:text-box>
            </draw:frame>
            <draw:frame draw:style-name="gr10" draw:layer="layout" svg:width="0.847cm" svg:height="1.129cm" svg:x="3.901cm" svg:y="25.699cm">
              <draw:text-box>
                <text:p text:style-name="P2"><text:span text:style-name="T7">I+W </text:span></text:p>
                <text:p text:style-name="P3"><text:span text:style-name="T1">2 </text:span></text:p>
              </draw:text-box>
            </draw:frame>
            <draw:polygon draw:style-name="gr7" draw:layer="layout" svg:width="0.953cm" svg:height="0.824cm" svg:x="0.818cm" svg:y="23.7cm" svg:viewBox="0 0 954 825" draw:points="239,0 716,0 954,413 716,825 239,825 0,413">
              <text:p/>
            </draw:polygon>
            <draw:polygon draw:style-name="gr7" draw:layer="layout" svg:width="0.953cm" svg:height="0.824cm" svg:x="0.818cm" svg:y="24.739cm" svg:viewBox="0 0 954 825" draw:points="239,0 716,0 954,413 716,825 239,825 0,413">
              <text:p/>
            </draw:polygon>
            <draw:polygon draw:style-name="gr7" draw:layer="layout" svg:width="0.953cm" svg:height="0.824cm" svg:x="0.818cm" svg:y="25.741cm" svg:viewBox="0 0 954 825" draw:points="239,0 716,0 954,413 716,825 239,825 0,413">
              <text:p/>
            </draw:polygon>
            <draw:frame draw:style-name="gr11" draw:layer="layout" svg:width="2.916cm" svg:height="0.675cm" svg:x="0.883cm" svg:y="26.714cm">
              <draw:text-box>
                <text:p text:style-name="P2"><text:span text:style-name="T8">Total</text:span><text:span text:style-name="T1">: </text:span><text:span text:style-name="T5">_______</text:span><text:span text:style-name="T9"> </text:span></text:p>
              </draw:text-box>
            </draw:frame>
          </draw:g>
          <draw:g>
            <draw:frame draw:style-name="gr12" draw:layer="layout" svg:width="6.691cm" svg:height="0.578cm" svg:x="8.773cm" svg:y="21.992cm">
              <draw:text-box>
                <text:p text:style-name="P2"><text:span text:style-name="T4">L M H D </text:span></text:p>
              </draw:text-box>
            </draw:frame>
            <draw:frame draw:style-name="gr13" draw:layer="layout" svg:width="3.563cm" svg:height="0.792cm" svg:x="10.241cm" svg:y="21.531cm">
              <draw:text-box>
                <text:p text:style-name="P1"><text:span text:style-name="T10">Health Meter </text:span></text:p>
              </draw:text-box>
            </draw:frame>
            <draw:frame draw:style-name="gr14" draw:layer="layout" svg:width="0.582cm" svg:height="0.616cm" svg:x="8.224cm" svg:y="22.439cm">
              <draw:text-box>
                <text:p text:style-name="P2"><text:span text:style-name="T1">M </text:span></text:p>
              </draw:text-box>
            </draw:frame>
            <draw:frame draw:style-name="gr14" draw:layer="layout" svg:width="0.582cm" svg:height="0.616cm" svg:x="8.28cm" svg:y="23.629cm">
              <draw:text-box>
                <text:p text:style-name="P2"><text:span text:style-name="T1">P </text:span></text:p>
              </draw:text-box>
            </draw:frame>
            <draw:frame draw:style-name="gr14" draw:layer="layout" svg:width="0.582cm" svg:height="0.616cm" svg:x="8.28cm" svg:y="24.838cm">
              <draw:text-box>
                <text:p text:style-name="P2"><text:span text:style-name="T1">S </text:span></text:p>
              </draw:text-box>
            </draw:frame>
            <draw:g>
              <draw:polygon draw:style-name="gr15" draw:layer="layout" svg:width="0.635cm" svg:height="0.642cm" svg:x="8.806cm" svg:y="22.434cm" svg:viewBox="0 0 636 643" draw:points="0,0 636,0 636,643 0,643">
                <text:p/>
              </draw:polygon>
              <draw:polygon draw:style-name="gr15" draw:layer="layout" svg:width="0.635cm" svg:height="0.642cm" svg:x="9.475cm" svg:y="22.434cm" svg:viewBox="0 0 636 643" draw:points="0,0 636,0 636,643 0,643">
                <text:p/>
              </draw:polygon>
              <draw:polygon draw:style-name="gr15" draw:layer="layout" svg:width="0.635cm" svg:height="0.642cm" svg:x="10.145cm" svg:y="22.434cm" svg:viewBox="0 0 636 643" draw:points="0,0 636,0 636,643 0,643">
                <text:p/>
              </draw:polygon>
              <draw:polygon draw:style-name="gr15" draw:layer="layout" svg:width="0.635cm" svg:height="0.642cm" svg:x="10.814cm" svg:y="22.434cm" svg:viewBox="0 0 636 643" draw:points="0,0 636,0 636,643 0,643">
                <text:p/>
              </draw:polygon>
              <draw:polygon draw:style-name="gr15" draw:layer="layout" svg:width="0.635cm" svg:height="0.642cm" svg:x="11.484cm" svg:y="22.434cm" svg:viewBox="0 0 636 643" draw:points="0,0 636,0 636,643 0,643">
                <text:p/>
              </draw:polygon>
              <draw:polygon draw:style-name="gr15" draw:layer="layout" svg:width="0.635cm" svg:height="0.642cm" svg:x="12.147cm" svg:y="22.434cm" svg:viewBox="0 0 636 643" draw:points="0,0 636,0 636,643 0,643">
                <text:p/>
              </draw:polygon>
              <draw:polygon draw:style-name="gr15" draw:layer="layout" svg:width="0.635cm" svg:height="0.642cm" svg:x="12.818cm" svg:y="22.434cm" svg:viewBox="0 0 636 643" draw:points="0,0 636,0 636,643 0,643">
                <text:p/>
              </draw:polygon>
              <draw:polygon draw:style-name="gr15" draw:layer="layout" svg:width="0.635cm" svg:height="0.642cm" svg:x="13.488cm" svg:y="22.434cm" svg:viewBox="0 0 636 643" draw:points="0,0 636,0 636,643 0,643">
                <text:p/>
              </draw:polygon>
              <draw:polygon draw:style-name="gr15" draw:layer="layout" svg:width="0.635cm" svg:height="0.642cm" svg:x="14.157cm" svg:y="22.434cm" svg:viewBox="0 0 636 643" draw:points="0,0 636,0 636,643 0,643">
                <text:p/>
              </draw:polygon>
              <draw:polygon draw:style-name="gr15" draw:layer="layout" svg:width="0.635cm" svg:height="0.642cm" svg:x="14.826cm" svg:y="22.434cm" svg:viewBox="0 0 636 643" draw:points="0,0 636,0 636,643 0,643">
                <text:p/>
              </draw:polygon>
              <draw:frame draw:style-name="gr16" draw:layer="layout" svg:width="6.637cm" svg:height="0.616cm" svg:x="8.806cm" svg:y="22.518cm">
                <draw:text-box>
                  <text:p text:style-name="P2"><text:span text:style-name="T1">-1 -2 -3 U </text:span></text:p>
                </draw:text-box>
              </draw:frame>
            </draw:g>
            <draw:g>
              <draw:polygon draw:style-name="gr15" draw:layer="layout" svg:width="0.635cm" svg:height="0.642cm" svg:x="8.806cm" svg:y="23.568cm" svg:viewBox="0 0 636 643" draw:points="0,0 636,0 636,643 0,643">
                <text:p/>
              </draw:polygon>
              <draw:polygon draw:style-name="gr15" draw:layer="layout" svg:width="0.635cm" svg:height="0.642cm" svg:x="9.475cm" svg:y="23.568cm" svg:viewBox="0 0 636 643" draw:points="0,0 636,0 636,643 0,643">
                <text:p/>
              </draw:polygon>
              <draw:polygon draw:style-name="gr15" draw:layer="layout" svg:width="0.635cm" svg:height="0.642cm" svg:x="10.145cm" svg:y="23.568cm" svg:viewBox="0 0 636 643" draw:points="0,0 636,0 636,643 0,643">
                <text:p/>
              </draw:polygon>
              <draw:polygon draw:style-name="gr15" draw:layer="layout" svg:width="0.635cm" svg:height="0.642cm" svg:x="10.814cm" svg:y="23.568cm" svg:viewBox="0 0 636 643" draw:points="0,0 636,0 636,643 0,643">
                <text:p/>
              </draw:polygon>
              <draw:polygon draw:style-name="gr15" draw:layer="layout" svg:width="0.635cm" svg:height="0.642cm" svg:x="11.484cm" svg:y="23.568cm" svg:viewBox="0 0 636 643" draw:points="0,0 636,0 636,643 0,643">
                <text:p/>
              </draw:polygon>
              <draw:polygon draw:style-name="gr15" draw:layer="layout" svg:width="0.635cm" svg:height="0.642cm" svg:x="12.147cm" svg:y="23.568cm" svg:viewBox="0 0 636 643" draw:points="0,0 636,0 636,643 0,643">
                <text:p/>
              </draw:polygon>
              <draw:polygon draw:style-name="gr15" draw:layer="layout" svg:width="0.635cm" svg:height="0.642cm" svg:x="12.818cm" svg:y="23.568cm" svg:viewBox="0 0 636 643" draw:points="0,0 636,0 636,643 0,643">
                <text:p/>
              </draw:polygon>
              <draw:polygon draw:style-name="gr15" draw:layer="layout" svg:width="0.635cm" svg:height="0.642cm" svg:x="13.488cm" svg:y="23.568cm" svg:viewBox="0 0 636 643" draw:points="0,0 636,0 636,643 0,643">
                <text:p/>
              </draw:polygon>
              <draw:polygon draw:style-name="gr15" draw:layer="layout" svg:width="0.635cm" svg:height="0.642cm" svg:x="14.157cm" svg:y="23.568cm" svg:viewBox="0 0 636 643" draw:points="0,0 636,0 636,643 0,643">
                <text:p/>
              </draw:polygon>
              <draw:polygon draw:style-name="gr15" draw:layer="layout" svg:width="0.635cm" svg:height="0.642cm" svg:x="14.826cm" svg:y="23.568cm" svg:viewBox="0 0 636 643" draw:points="0,0 636,0 636,643 0,643">
                <text:p/>
              </draw:polygon>
              <draw:frame draw:style-name="gr16" draw:layer="layout" svg:width="6.637cm" svg:height="0.616cm" svg:x="8.806cm" svg:y="23.652cm">
                <draw:text-box>
                  <text:p text:style-name="P2"><text:span text:style-name="T1">-1 -2 -3 U </text:span></text:p>
                </draw:text-box>
              </draw:frame>
            </draw:g>
            <draw:g>
              <draw:polygon draw:style-name="gr15" draw:layer="layout" svg:width="0.635cm" svg:height="0.642cm" svg:x="8.809cm" svg:y="24.712cm" svg:viewBox="0 0 636 643" draw:points="0,0 636,0 636,643 0,643">
                <text:p/>
              </draw:polygon>
              <draw:polygon draw:style-name="gr15" draw:layer="layout" svg:width="0.635cm" svg:height="0.642cm" svg:x="9.478cm" svg:y="24.712cm" svg:viewBox="0 0 636 643" draw:points="0,0 636,0 636,643 0,643">
                <text:p/>
              </draw:polygon>
              <draw:polygon draw:style-name="gr15" draw:layer="layout" svg:width="0.635cm" svg:height="0.642cm" svg:x="10.148cm" svg:y="24.712cm" svg:viewBox="0 0 636 643" draw:points="0,0 636,0 636,643 0,643">
                <text:p/>
              </draw:polygon>
              <draw:polygon draw:style-name="gr15" draw:layer="layout" svg:width="0.635cm" svg:height="0.642cm" svg:x="10.817cm" svg:y="24.712cm" svg:viewBox="0 0 636 643" draw:points="0,0 636,0 636,643 0,643">
                <text:p/>
              </draw:polygon>
              <draw:polygon draw:style-name="gr15" draw:layer="layout" svg:width="0.635cm" svg:height="0.642cm" svg:x="11.486cm" svg:y="24.712cm" svg:viewBox="0 0 636 643" draw:points="0,0 636,0 636,643 0,643">
                <text:p/>
              </draw:polygon>
              <draw:polygon draw:style-name="gr15" draw:layer="layout" svg:width="0.635cm" svg:height="0.642cm" svg:x="12.149cm" svg:y="24.712cm" svg:viewBox="0 0 636 643" draw:points="0,0 636,0 636,643 0,643">
                <text:p/>
              </draw:polygon>
              <draw:polygon draw:style-name="gr15" draw:layer="layout" svg:width="0.635cm" svg:height="0.642cm" svg:x="12.821cm" svg:y="24.712cm" svg:viewBox="0 0 636 643" draw:points="0,0 636,0 636,643 0,643">
                <text:p/>
              </draw:polygon>
              <draw:polygon draw:style-name="gr15" draw:layer="layout" svg:width="0.635cm" svg:height="0.642cm" svg:x="13.49cm" svg:y="24.712cm" svg:viewBox="0 0 636 643" draw:points="0,0 636,0 636,643 0,643">
                <text:p/>
              </draw:polygon>
              <draw:polygon draw:style-name="gr15" draw:layer="layout" svg:width="0.635cm" svg:height="0.642cm" svg:x="14.16cm" svg:y="24.712cm" svg:viewBox="0 0 636 643" draw:points="0,0 636,0 636,643 0,643">
                <text:p/>
              </draw:polygon>
              <draw:polygon draw:style-name="gr15" draw:layer="layout" svg:width="0.635cm" svg:height="0.642cm" svg:x="14.829cm" svg:y="24.712cm" svg:viewBox="0 0 636 643" draw:points="0,0 636,0 636,643 0,643">
                <text:p/>
              </draw:polygon>
              <draw:frame draw:style-name="gr16" draw:layer="layout" svg:width="6.637cm" svg:height="0.616cm" svg:x="8.809cm" svg:y="24.795cm">
                <draw:text-box>
                  <text:p text:style-name="P2"><text:span text:style-name="T1">-1 -2 -3 U 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1" svg:font-family="'Arial Narrow'"/>
    <style:font-face style:name="Berylium1" svg:font-family="Berylium"/>
    <style:font-face style:name="Calibri1" svg:font-family="Calibri"/>
    <style:font-face style:name="Arial Narrow" svg:font-family="'Arial Narrow'" style:font-pitch="variable"/>
    <style:font-face style:name="Berylium" svg:font-family="Berylium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1" draw:display-name="Bitmap_1" xlink:href="Pictures/10000201000003180000032D5AD49769.png" xlink:type="simple" xlink:show="embed" xlink:actuate="onLoad"/>
    <draw:fill-image draw:name="Bitmap_5f_2" draw:display-name="Bitmap_2" xlink:href="Pictures/10000201000003180000032D5AD49769.png" xlink:type="simple" xlink:show="embed" xlink:actuate="onLoad"/>
    <draw:fill-image draw:name="Bitmap_5f_3" draw:display-name="Bitmap_3" xlink:href="Pictures/10000201000003180000032D5AD4976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2"/>
    <meta:generator>LibreOffice/4.2.5.2$Windows_x86 LibreOffice_project/6ff819b65674ae6c83f3cbab9e4a4c2b292a7a94</meta:generator>
  </office:meta>
</office:document-meta>
</file>